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entury Schoolbook" svg:font-family="'Century Schoolbook'"/>
    <style:font-face style:name="StarSymbol" svg:font-family="StarSymbol"/>
    <style:font-face style:name="Tahoma1" svg:font-family="Tahoma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Standard" style:master-page-name="First_20_Page">
      <style:paragraph-properties fo:text-align="center" style:justify-single-word="false" style:page-number="auto"/>
    </style:style>
    <style:style style:name="P8" style:family="paragraph" style:parent-style-name="Text_20_body" style:list-style-name="L1"/>
    <style:style style:name="P9" style:family="paragraph" style:parent-style-name="Header_20_left">
      <style:paragraph-properties fo:text-align="end" style:justify-single-word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ocument Review Notes" text:name="DocumentType"/>
        <text:user-field-decl office:value-type="string" office:string-value="Student X's  OCD" text:name="FullSystemName"/>
        <text:user-field-decl office:value-type="string" office:string-value="20080921DRN1" text:name="DocumentNumber"/>
        <text:user-field-decl office:value-type="string" office:string-value="Draft" text:name="Revision"/>
        <text:user-field-decl office:value-type="string" office:string-value="21 Sept 2008" text:name="ReleaseDate"/>
        <text:user-field-decl office:value-type="string" office:string-value="Traffic Signal" text:name="ShortSystemName"/>
      </text:user-field-decls>
      <text:p text:style-name="P7"/>
      <text:p text:style-name="P5"/>
      <text:p text:style-name="P5"/>
      <text:p text:style-name="P5"/>
      <text:p text:style-name="P5"/>
      <text:p text:style-name="P5"><text:user-field-get text:name="DocumentType">Document Review Notes</text:user-field-get> </text:p>
      <text:p text:style-name="P5">for</text:p>
      <text:p text:style-name="P5"><text:user-field-get text:name="FullSystemName">Student X's  OCD</text:user-field-get></text:p>
      <text:p text:style-name="P5"/>
      <text:p text:style-name="P5"/>
      <text:p text:style-name="P5"/>
      <text:p text:style-name="P5"/>
      <text:p text:style-name="P5"/>
      <text:p text:style-name="P5"/>
      <text:h text:style-name="P6" text:outline-level="1">Scope</text:h>
      <text:p text:style-name="Text_20_body"><text:tab/>This document provides the <text:user-field-get text:name="DocumentType">Document Review Notes</text:user-field-get> for the <text:s/><text:user-field-input text:name="FullSystemName" text:description="">Student X's  OCD</text:user-field-input>. </text:p>
      <text:h text:style-name="Heading_20_2" text:outline-level="2">Document Overview</text:h>
      <text:p text:style-name="Text_20_body"><text:tab/>This document provides a consistent means for providing review notes for system design documents. To use this document, perform the following steps:</text:p>
      <text:list text:style-name="L1">
        <text:list-item>
          <text:p text:style-name="P8">Change reviewed document name in the <text:span text:style-name="T2">Full System Name</text:span> field</text:p>
        </text:list-item>
        <text:list-item>
          <text:p text:style-name="P8">Change the document number in the <text:span text:style-name="T2">Document Number</text:span> field.</text:p>
        </text:list-item>
        <text:list-item>
          <text:p text:style-name="P8">Enter reviewer information in section 1.2.</text:p>
        </text:list-item>
        <text:list-item>
          <text:p text:style-name="P8">Provide any general comments under the text in major section 2.</text:p>
        </text:list-item>
        <text:list-item>
          <text:p text:style-name="P8">Copy the provided sub-sections in Section 2 as needed for each comment. Use the heading for a synopsis of the comment. For example, a heading of “Use Cases Too Complex” might be used when the detailed comment discusses the use cases and their complexity.</text:p>
        </text:list-item>
        <text:list-item>
          <text:p text:style-name="P8">DO NOT CHANGE general formatting of this document. The heading numbers provide overall comment numbers in case they need to be referenced in the future.</text:p>
        </text:list-item>
      </text:list>
      <text:h text:style-name="Heading_20_2" text:outline-level="2">Reviewer Information</text:h>
      <text:p text:style-name="Text_20_body"><text:tab/>This section provides information regarding the reviewer and review date here.</text:p>
      <text:p text:style-name="Text_20_body"/>
      <text:p text:style-name="Text_20_body">Reviewer:</text:p>
      <text:p text:style-name="Text_20_body">Date:</text:p>
      <text:h text:style-name="Heading_20_1" text:outline-level="1">Comments</text:h>
      <text:p text:style-name="Text_20_body"><text:tab/>Replace this text with a general overview of the reviewed document.</text:p>
      <text:h text:style-name="Heading_20_2" text:outline-level="2">Discussion Synopsis</text:h>
      <text:p text:style-name="Standard">Section: </text:p>
      <text:p text:style-name="Standard">Paragraph: </text:p>
      <text:p text:style-name="Standard"/>
      <text:p text:style-name="Standard">Discussion: </text:p>
      <text:h text:style-name="Heading_20_2" text:outline-level="2">Discussion Synopsis</text:h>
      <text:p text:style-name="Standard">Section: 3.3.5</text:p>
      <text:p text:style-name="Standard">Paragraph: 1</text:p>
      <text:p text:style-name="Standard"/>
      <text:p text:style-name="Standard">Discussion: <text:span text:style-name="T1">.</text:span></text:p>
      <text:h text:style-name="Heading_20_2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entury Schoolbook" svg:font-family="'Century Schoolbook'"/>
    <style:font-face style:name="StarSymbol" svg:font-family="StarSymbol"/>
    <style:font-face style:name="Tahoma1" svg:font-family="Tahoma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entury Schoolbook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Century Schoolbook" fo:font-size="12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text-align="justify" style:justify-single-word="false"/>
    </style:style>
    <style:style style:name="List" style:family="paragraph" style:parent-style-name="Text_20_body" style:class="list">
      <style:text-properties style:font-name="Century Schoolbook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Century Schoolbook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entury Schoolbook"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style:page-number="auto" fo:break-before="page" fo:background-color="transparent">
        <style:tab-stops/>
        <style:background-image/>
      </style:paragraph-properties>
      <style:text-properties fo:text-transform="uppercase" fo:font-size="1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variant="small-caps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style:page-number="auto" fo:background-color="transparent" style:shadow="none">
        <style:tab-stops/>
        <style:background-image/>
      </style:paragraph-properties>
      <style:text-properties fo:font-size="12pt" fo:font-style="italic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Figure" style:family="paragraph" style:parent-style-name="Caption">
      <style:paragraph-properties fo:text-align="center" style:justify-single-word="false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 " style:num-format="1">
        <style:list-level-properties text:min-label-distance="0.15in"/>
      </text:outline-level-style>
      <text:outline-level-style text:level="2" text:style-name="Numbering_20_Symbols" style:num-prefix=" " style:num-suffix=" " style:num-format="1" text:display-levels="2">
        <style:list-level-properties text:min-label-distance="0.15in"/>
      </text:outline-level-style>
      <text:outline-level-style text:level="3" text:style-name="Numbering_20_Symbols" style:num-prefix=" " style:num-suffix=" " style:num-format="1" text:display-levels="3">
        <style:list-level-properties text:min-label-distance="0.15in"/>
      </text:outline-level-style>
      <text:outline-level-style text:level="4" text:style-name="Numbering_20_Symbols" style:num-prefix=" " style:num-suffix=" " style:num-format="1" text:display-levels="4">
        <style:list-level-properties text:min-label-distance="0.15in"/>
      </text:outline-level-style>
      <text:outline-level-style text:level="5" text:style-name="Numbering_20_Symbols" style:num-prefix=" " style:num-suffix=" " style:num-format="1" text:display-levels="5">
        <style:list-level-properties text:min-label-distance="0.15in"/>
      </text:outline-level-style>
      <text:outline-level-style text:level="6" text:style-name="Numbering_20_Symbols" style:num-prefix=" " style:num-suffix=" " style:num-format="1" text:display-levels="6">
        <style:list-level-properties text:min-label-distance="0.15in"/>
      </text:outline-level-style>
      <text:outline-level-style text:level="7" text:style-name="Numbering_20_Symbols" style:num-prefix=" " style:num-suffix=" " style:num-format="1" text:display-levels="7">
        <style:list-level-properties text:min-label-distance="0.15in"/>
      </text:outline-level-style>
      <text:outline-level-style text:level="8" text:style-name="Numbering_20_Symbols" style:num-prefix=" " style:num-suffix=" " style:num-format="1" text:display-levels="8">
        <style:list-level-properties text:min-label-distance="0.15in"/>
      </text:outline-level-style>
      <text:outline-level-style text:level="9" text:style-name="Numbering_20_Symbols" style:num-prefix=" " style:num-suffix=" " style:num-format="1" text:display-levels="9">
        <style:list-level-properties text:min-label-distance="0.15in"/>
      </text:outline-level-style>
      <text:outline-level-style text:level="10" text:style-name="Numbering_20_Symbols" style:num-prefix=" " style:num-suffix=" " style:num-format="1" text:display-levels="10">
        <style:list-level-properties text:min-label-distance="0.15in"/>
      </text:outline-level-style>
    </text:outline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1.9896in" style:rel-column-width="18822*"/>
    </style:style>
    <style:style style:name="Table5.B" style:family="table-column">
      <style:table-column-properties style:column-width="4.9375in" style:rel-column-width="46713*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9792in" style:rel-column-width="18724*"/>
    </style:style>
    <style:style style:name="Table2.B" style:family="table-column">
      <style:table-column-properties style:column-width="4.9479in" style:rel-column-width="46811*"/>
    </style:style>
    <style:style style:name="Table4" style:family="table">
      <style:table-properties style:width="6.9236in" table:align="left"/>
    </style:style>
    <style:style style:name="Table4.A" style:family="table-column">
      <style:table-column-properties style:column-width="1.9861in"/>
    </style:style>
    <style:style style:name="Table4.B" style:family="table-column">
      <style:table-column-properties style:column-width="1.5139in"/>
    </style:style>
    <style:style style:name="Table4.C" style:family="table-column">
      <style:table-column-properties style:column-width="2.0139in"/>
    </style:style>
    <style:style style:name="Table4.D" style:family="table-column">
      <style:table-column-properties style:column-width="1.4097in"/>
    </style:style>
    <style:style style:name="Table4.A1" style:family="table-cell">
      <style:table-cell-properties fo:padding="0in" fo:border="none"/>
    </style:style>
    <style:style style:name="Table1" style:family="table">
      <style:table-properties style:width="6.9236in" table:align="left"/>
    </style:style>
    <style:style style:name="Table1.A" style:family="table-column">
      <style:table-column-properties style:column-width="1.9861in"/>
    </style:style>
    <style:style style:name="Table1.B" style:family="table-column">
      <style:table-column-properties style:column-width="1.5139in"/>
    </style:style>
    <style:style style:name="Table1.C" style:family="table-column">
      <style:table-column-properties style:column-width="2.0139in"/>
    </style:style>
    <style:style style:name="Table1.D" style:family="table-column">
      <style:table-column-properties style:column-width="1.4097in"/>
    </style:style>
    <style:style style:name="Table1.A1" style:family="table-cell">
      <style:table-cell-properties fo:padding="0in" fo:border="none"/>
    </style:style>
    <style:style style:name="Table3" style:family="table">
      <style:table-properties style:width="6.9236in" table:align="left"/>
    </style:style>
    <style:style style:name="Table3.A" style:family="table-column">
      <style:table-column-properties style:column-width="1.9861in"/>
    </style:style>
    <style:style style:name="Table3.B" style:family="table-column">
      <style:table-column-properties style:column-width="1.5139in"/>
    </style:style>
    <style:style style:name="Table3.C" style:family="table-column">
      <style:table-column-properties style:column-width="2.0139in"/>
    </style:style>
    <style:style style:name="Table3.D" style:family="table-column">
      <style:table-column-properties style:column-width="1.4097in"/>
    </style:style>
    <style:style style:name="Table3.A1" style:family="table-cell">
      <style:table-cell-properties fo:padding="0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pm2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4in" fo:margin-left="0in" fo:margin-right="0in" fo:margin-top="0.2in" style:dynamic-spacing="false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pm1">
      <style:header>
        <table:table table:name="Table5" table:style-name="Table5">
          <table:table-column table:style-name="Table5.A"/>
          <table:table-column table:style-name="Table5.B"/>
          <table:table-row>
            <table:table-cell office:value-type="string">
              <text:p text:style-name="P1"><text:s text:c="2"/><text:modification-date style:data-style-name="N81">25. September 2008</text:modification-date> </text:p>
              <text:p text:style-name="P1"><text:modification-time style:data-style-name="N40">23:23</text:modification-time></text:p>
            </table:table-cell>
            <table:table-cell office:value-type="string">
              <text:p text:style-name="P2"><text:user-field-get text:name="DocumentType">Document Review Notes</text:user-field-get> for <text:line-break/><text:user-field-get text:name="FullSystemName">Student X's  OCD</text:user-field-get></text:p>
            </table:table-cell>
          </table:table-row>
        </table:table>
        <text:p text:style-name="Standard"/>
      </style:header>
      <style:header-left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P1"><text:s text:c="2"/><text:modification-date style:data-style-name="N81">25. September 2008</text:modification-date> </text:p>
              <text:p text:style-name="P1"><text:modification-time style:data-style-name="N40">23:23</text:modification-time></text:p>
            </table:table-cell>
            <table:table-cell office:value-type="string">
              <text:p text:style-name="P2"><text:user-field-get text:name="DocumentType">Document Review Notes</text:user-field-get> for <text:line-break/><text:user-field-get text:name="FullSystemName">Student X's  OCD</text:user-field-get></text:p>
            </table:table-cell>
          </table:table-row>
        </table:table>
        <text:p text:style-name="P2"/>
      </style:header-left>
      <style:foot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header-rows>
            <table:table-row>
              <table:table-cell table:style-name="Table4.A1" office:value-type="string">
                <text:p text:style-name="Table_20_Contents">Doc #: <text:user-field-get text:name="DocumentNumber">20080921DRN1</text:user-field-get></text:p>
              </table:table-cell>
              <table:table-cell table:style-name="Table4.A1" office:value-type="string">
                <text:p text:style-name="Table_20_Contents">Revision: <text:user-field-get text:name="Revision">Draft</text:user-field-get></text:p>
              </table:table-cell>
              <table:table-cell table:style-name="Table4.A1" office:value-type="string">
                <text:p text:style-name="P3">Date: <text:user-field-get text:name="ReleaseDate">21 Sept 2008</text:user-field-get></text:p>
              </table:table-cell>
              <table:table-cell table:style-name="Table4.A1" office:value-type="string">
                <text:p text:style-name="P4">Page <text:page-number text:select-page="current">3</text:page-number> of <text:page-count>3</text:page-count></text:p>
              </table:table-cell>
            </table:table-row>
          </table:table-header-rows>
        </table:table>
        <text:p text:style-name="Standard"/>
      </style:footer>
      <style:footer-left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header-rows>
            <table:table-row>
              <table:table-cell table:style-name="Table1.A1" office:value-type="string">
                <text:p text:style-name="Table_20_Contents">Doc #: <text:user-field-get text:name="DocumentNumber">20080921DRN1</text:user-field-get></text:p>
              </table:table-cell>
              <table:table-cell table:style-name="Table1.A1" office:value-type="string">
                <text:p text:style-name="Table_20_Contents">Revision: <text:user-field-get text:name="Revision">Draft</text:user-field-get></text:p>
              </table:table-cell>
              <table:table-cell table:style-name="Table1.A1" office:value-type="string">
                <text:p text:style-name="P3">Date: <text:user-field-get text:name="ReleaseDate">21 Sept 2008</text:user-field-get></text:p>
              </table:table-cell>
              <table:table-cell table:style-name="Table1.A1" office:value-type="string">
                <text:p text:style-name="P4">Page <text:page-number text:select-page="current">3</text:page-number> of <text:page-count>3</text:page-count></text:p>
              </table:table-cell>
            </table:table-row>
          </table:table-header-rows>
        </table:table>
        <text:p text:style-name="Footer"/>
      </style:footer-left>
    </style:master-page>
    <style:master-page style:name="First_20_Page" style:display-name="First Page" style:page-layout-name="pm1" style:next-style-name="Standard">
      <style:header>
        <text:p text:style-name="P1">Draft saved at <text:modification-time style:data-style-name="N40">23:23</text:modification-time> on <text:modification-date style:data-style-name="N81">25. September 2008</text:modification-date></text:p>
      </style:header>
      <style:footer>
        <text:p text:style-name="Footer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header-rows>
            <table:table-row>
              <table:table-cell table:style-name="Table3.A1" office:value-type="string">
                <text:p text:style-name="Table_20_Contents">Doc #: <text:user-field-get text:name="DocumentNumber">20080921DRN1</text:user-field-get></text:p>
              </table:table-cell>
              <table:table-cell table:style-name="Table3.A1" office:value-type="string">
                <text:p text:style-name="Table_20_Contents">Revision: <text:user-field-get text:name="Revision">Draft</text:user-field-get></text:p>
              </table:table-cell>
              <table:table-cell table:style-name="Table3.A1" office:value-type="string">
                <text:p text:style-name="P3">Date: <text:user-field-get text:name="ReleaseDate">21 Sept 2008</text:user-field-get></text:p>
              </table:table-cell>
              <table:table-cell table:style-name="Table3.A1" office:value-type="string">
                <text:p text:style-name="P4">Page <text:page-number text:select-page="current">3</text:page-number> of <text:page-count>3</text:page-count></text:p>
              </table:table-cell>
            </table:table-row>
          </table:table-header-rows>
        </table:table>
        <text:p text:style-name="Standard"/>
      </style:footer>
    </style:master-page>
    <style:master-page style:name="Untitled1" style:page-layout-name="pm2">
      <style:header>
        <text:p text:style-name="Header"/>
      </style:header>
    </style:master-page>
    <style:master-page style:name="Left_20_Page" style:display-name="Left Page" style:page-layout-name="pm3">
      <style:header>
        <text:p text:style-name="Header"/>
      </style:header>
      <style:footer>
        <text:p text:style-name="Footer"/>
      </style:footer>
    </style:master-page>
    <style:master-page style:name="Right_20_Page" style:display-name="Right Page" style:page-layout-name="pm4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W. Lewis Collier</meta:initial-creator>
    <meta:creation-date>2008-06-19T00:17:42</meta:creation-date>
    <dc:creator>W. Lewis Collier</dc:creator>
    <dc:date>2008-09-25T23:23:36</dc:date>
    <meta:editing-cycles>34</meta:editing-cycles>
    <meta:editing-duration>PT7H25M58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3" meta:paragraph-count="46" meta:word-count="198" meta:character-count="1301"/>
  </office:meta>
</office:document-meta>
</file>